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none" style:country-asian="none" style:font-style-asian="normal" style:font-weight-asian="normal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DejaVu Sans Mono" fo:font-size="11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11.5pt" style:language-asian="none" style:country-asian="none" style:font-style-asian="normal" style:font-weight-asian="normal" style:font-name-complex="DejaVu Sans Mono" style:font-size-complex="11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Tahoma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style-name="ce1" office:value-type="string" calcext:value-type="string">
            <text:p>model.patterns["---|---|---|"] </text:p>
          </table:table-cell>
          <table:table-cell/>
          <table:table-cell office:value-type="string" calcext:value-type="string">
            <text:p>xwin</text:p>
          </table:table-cell>
          <table:table-cell office:value-type="string" calcext:value-type="string">
            <text:p>o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win reward</text:p>
          </table:table-cell>
          <table:table-cell office:value-type="string" calcext:value-type="string">
            <text:p>loss reward</text:p>
          </table:table-cell>
          <table:table-cell office:value-type="string" calcext:value-type="string">
            <text:p>draw reward</text:p>
          </table:table-cell>
          <table:table-cell office:value-type="string" calcext:value-type="string">
            <text:p>total reward</text:p>
          </table:table-cell>
        </table:table-row>
        <table:table-row table:style-name="ro2">
          <table:table-cell office:value-type="string" calcext:value-type="string">
            <text:p>X goes next, first move: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1" office:value-type="float" office:value="185510" calcext:value-type="float">
            <text:p>185510</text:p>
          </table:table-cell>
          <table:table-cell table:style-name="ce1" office:value-type="float" office:value="20028" calcext:value-type="float">
            <text:p>20028</text:p>
          </table:table-cell>
          <table:table-cell table:style-name="ce1" office:value-type="float" office:value="60161" calcext:value-type="float">
            <text:p>60161</text:p>
          </table:table-cell>
          <table:table-cell table:formula="of:=SUM([.C3:.E3])" office:value-type="float" office:value="265699" calcext:value-type="float">
            <text:p>265699</text:p>
          </table:table-cell>
          <table:table-cell table:formula="of:=[.C3]*100/[.F3]" office:value-type="float" office:value="69.819607902175" calcext:value-type="float">
            <text:p>69.819607902175</text:p>
          </table:table-cell>
          <table:table-cell table:formula="of:=-1*[.D3]/[.F3]" office:value-type="float" office:value="-0.0753785298401575" calcext:value-type="float">
            <text:p>-0.075378529840158</text:p>
          </table:table-cell>
          <table:table-cell table:formula="of:=[.E3]*10/[.F3]" office:value-type="float" office:value="2.26425391138092" calcext:value-type="float">
            <text:p>2.26425391138092</text:p>
          </table:table-cell>
          <table:table-cell table:formula="of:=SUM([.G3:.I3])" office:value-type="float" office:value="72.0084832837158" calcext:value-type="float">
            <text:p>72.0084832837158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390" calcext:value-type="float">
            <text:p>1390</text:p>
          </table:table-cell>
          <table:table-cell office:value-type="float" office:value="1910" calcext:value-type="float">
            <text:p>1910</text:p>
          </table:table-cell>
          <table:table-cell office:value-type="float" office:value="379" calcext:value-type="float">
            <text:p>379</text:p>
          </table:table-cell>
          <table:table-cell table:formula="of:=SUM([.C4:.E4])" office:value-type="float" office:value="3679" calcext:value-type="float">
            <text:p>3679</text:p>
          </table:table-cell>
          <table:table-cell table:formula="of:=[.C4]*100/[.F4]" office:value-type="float" office:value="37.7820059798858" calcext:value-type="float">
            <text:p>37.7820059798858</text:p>
          </table:table-cell>
          <table:table-cell table:formula="of:=-1*[.D4]/[.F4]" office:value-type="float" office:value="-0.519162815982604" calcext:value-type="float">
            <text:p>-0.519162815982604</text:p>
          </table:table-cell>
          <table:table-cell table:formula="of:=[.E4]*10/[.F4]" office:value-type="float" office:value="1.03017124218538" calcext:value-type="float">
            <text:p>1.03017124218538</text:p>
          </table:table-cell>
          <table:table-cell table:formula="of:=SUM([.G4:.I4])" office:value-type="float" office:value="38.2930144060886" calcext:value-type="float">
            <text:p>38.293014406088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  <table:table-cell office:value-type="float" office:value="2068" calcext:value-type="float">
            <text:p>2068</text:p>
          </table:table-cell>
          <table:table-cell office:value-type="float" office:value="419" calcext:value-type="float">
            <text:p>419</text:p>
          </table:table-cell>
          <table:table-cell table:formula="of:=SUM([.C5:.E5])" office:value-type="float" office:value="3778" calcext:value-type="float">
            <text:p>3778</text:p>
          </table:table-cell>
          <table:table-cell table:formula="of:=[.C5]*100/[.F5]" office:value-type="float" office:value="34.1715193223928" calcext:value-type="float">
            <text:p>34.1715193223928</text:p>
          </table:table-cell>
          <table:table-cell table:formula="of:=-1*[.D5]/[.F5]" office:value-type="float" office:value="-0.547379565907888" calcext:value-type="float">
            <text:p>-0.547379565907888</text:p>
          </table:table-cell>
          <table:table-cell table:formula="of:=[.E5]*10/[.F5]" office:value-type="float" office:value="1.10905240868184" calcext:value-type="float">
            <text:p>1.10905240868184</text:p>
          </table:table-cell>
          <table:table-cell table:formula="of:=SUM([.G5:.I5])" office:value-type="float" office:value="34.7331921651667" calcext:value-type="float">
            <text:p>34.7331921651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44" calcext:value-type="float">
            <text:p>844</text:p>
          </table:table-cell>
          <table:table-cell office:value-type="float" office:value="1678" calcext:value-type="float">
            <text:p>1678</text:p>
          </table:table-cell>
          <table:table-cell office:value-type="float" office:value="491" calcext:value-type="float">
            <text:p>491</text:p>
          </table:table-cell>
          <table:table-cell table:formula="of:=SUM([.C6:.E6])" office:value-type="float" office:value="3013" calcext:value-type="float">
            <text:p>3013</text:p>
          </table:table-cell>
          <table:table-cell table:formula="of:=[.C6]*100/[.F6]" office:value-type="float" office:value="28.0119482243611" calcext:value-type="float">
            <text:p>28.0119482243611</text:p>
          </table:table-cell>
          <table:table-cell table:formula="of:=-1*[.D6]/[.F6]" office:value-type="float" office:value="-0.556920013275805" calcext:value-type="float">
            <text:p>-0.556920013275805</text:p>
          </table:table-cell>
          <table:table-cell table:formula="of:=[.E6]*10/[.F6]" office:value-type="float" office:value="1.62960504480584" calcext:value-type="float">
            <text:p>1.62960504480584</text:p>
          </table:table-cell>
          <table:table-cell table:formula="of:=SUM([.G6:.I6])" office:value-type="float" office:value="29.0846332558911" calcext:value-type="float">
            <text:p>29.0846332558911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079" calcext:value-type="float">
            <text:p>1079</text:p>
          </table:table-cell>
          <table:table-cell table:style-name="ce2" office:value-type="float" office:value="2292" calcext:value-type="float">
            <text:p>2292</text:p>
          </table:table-cell>
          <table:table-cell office:value-type="float" office:value="474" calcext:value-type="float">
            <text:p>474</text:p>
          </table:table-cell>
          <table:table-cell table:formula="of:=SUM([.C7:.E7])" office:value-type="float" office:value="3845" calcext:value-type="float">
            <text:p>3845</text:p>
          </table:table-cell>
          <table:table-cell table:formula="of:=[.C7]*100/[.F7]" office:value-type="float" office:value="28.0624187256177" calcext:value-type="float">
            <text:p>28.0624187256177</text:p>
          </table:table-cell>
          <table:table-cell table:formula="of:=-1*[.D7]/[.F7]" office:value-type="float" office:value="-0.596098829648895" calcext:value-type="float">
            <text:p>-0.596098829648895</text:p>
          </table:table-cell>
          <table:table-cell table:formula="of:=[.E7]*10/[.F7]" office:value-type="float" office:value="1.23276983094928" calcext:value-type="float">
            <text:p>1.23276983094928</text:p>
          </table:table-cell>
          <table:table-cell table:formula="of:=SUM([.G7:.I7])" office:value-type="float" office:value="28.6990897269181" calcext:value-type="float">
            <text:p>28.6990897269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122" calcext:value-type="float">
            <text:p>1122</text:p>
          </table:table-cell>
          <table:table-cell office:value-type="float" office:value="2372" calcext:value-type="float">
            <text:p>2372</text:p>
          </table:table-cell>
          <table:table-cell office:value-type="float" office:value="400" calcext:value-type="float">
            <text:p>400</text:p>
          </table:table-cell>
          <table:table-cell table:formula="of:=SUM([.C8:.E8])" office:value-type="float" office:value="3894" calcext:value-type="float">
            <text:p>3894</text:p>
          </table:table-cell>
          <table:table-cell table:formula="of:=[.C8]*100/[.F8]" office:value-type="float" office:value="28.8135593220339" calcext:value-type="float">
            <text:p>28.8135593220339</text:p>
          </table:table-cell>
          <table:table-cell table:formula="of:=-1*[.D8]/[.F8]" office:value-type="float" office:value="-0.609142270159219" calcext:value-type="float">
            <text:p>-0.609142270159219</text:p>
          </table:table-cell>
          <table:table-cell table:formula="of:=[.E8]*10/[.F8]" office:value-type="float" office:value="1.02722136620442" calcext:value-type="float">
            <text:p>1.02722136620442</text:p>
          </table:table-cell>
          <table:table-cell table:formula="of:=SUM([.G8:.I8])" office:value-type="float" office:value="29.2316384180791" calcext:value-type="float">
            <text:p>29.231638418079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1169" calcext:value-type="float">
            <text:p>1169</text:p>
          </table:table-cell>
          <table:table-cell office:value-type="float" office:value="1526" calcext:value-type="float">
            <text:p>1526</text:p>
          </table:table-cell>
          <table:table-cell office:value-type="float" office:value="447" calcext:value-type="float">
            <text:p>447</text:p>
          </table:table-cell>
          <table:table-cell table:formula="of:=SUM([.C9:.E9])" office:value-type="float" office:value="3142" calcext:value-type="float">
            <text:p>3142</text:p>
          </table:table-cell>
          <table:table-cell table:formula="of:=[.C9]*100/[.F9]" office:value-type="float" office:value="37.2056015276894" calcext:value-type="float">
            <text:p>37.2056015276894</text:p>
          </table:table-cell>
          <table:table-cell table:formula="of:=-1*[.D9]/[.F9]" office:value-type="float" office:value="-0.485677912157861" calcext:value-type="float">
            <text:p>-0.485677912157861</text:p>
          </table:table-cell>
          <table:table-cell table:formula="of:=[.E9]*10/[.F9]" office:value-type="float" office:value="1.42266072565245" calcext:value-type="float">
            <text:p>1.42266072565245</text:p>
          </table:table-cell>
          <table:table-cell table:formula="of:=SUM([.G9:.I9])" office:value-type="float" office:value="38.142584341184" calcext:value-type="float">
            <text:p>38.1425843411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55" calcext:value-type="float">
            <text:p>1155</text:p>
          </table:table-cell>
          <table:table-cell office:value-type="float" office:value="2300" calcext:value-type="float">
            <text:p>2300</text:p>
          </table:table-cell>
          <table:table-cell office:value-type="float" office:value="402" calcext:value-type="float">
            <text:p>402</text:p>
          </table:table-cell>
          <table:table-cell table:formula="of:=SUM([.C10:.E10])" office:value-type="float" office:value="3857" calcext:value-type="float">
            <text:p>3857</text:p>
          </table:table-cell>
          <table:table-cell table:formula="of:=[.C10]*100/[.F10]" office:value-type="float" office:value="29.94555353902" calcext:value-type="float">
            <text:p>29.94555353902</text:p>
          </table:table-cell>
          <table:table-cell table:formula="of:=-1*[.D10]/[.F10]" office:value-type="float" office:value="-0.596318382162302" calcext:value-type="float">
            <text:p>-0.596318382162302</text:p>
          </table:table-cell>
          <table:table-cell table:formula="of:=[.E10]*10/[.F10]" office:value-type="float" office:value="1.04226082447498" calcext:value-type="float">
            <text:p>1.04226082447498</text:p>
          </table:table-cell>
          <table:table-cell table:formula="of:=SUM([.G10:.I10])" office:value-type="float" office:value="30.3914959813326" calcext:value-type="float">
            <text:p>30.391495981332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91" calcext:value-type="float">
            <text:p>1191</text:p>
          </table:table-cell>
          <table:table-cell office:value-type="float" office:value="1920" calcext:value-type="float">
            <text:p>1920</text:p>
          </table:table-cell>
          <table:table-cell office:value-type="float" office:value="495" calcext:value-type="float">
            <text:p>495</text:p>
          </table:table-cell>
          <table:table-cell table:formula="of:=SUM([.C11:.E11])" office:value-type="float" office:value="3606" calcext:value-type="float">
            <text:p>3606</text:p>
          </table:table-cell>
          <table:table-cell table:formula="of:=[.C11]*100/[.F11]" office:value-type="float" office:value="33.0282861896839" calcext:value-type="float">
            <text:p>33.0282861896839</text:p>
          </table:table-cell>
          <table:table-cell table:formula="of:=-1*[.D11]/[.F11]" office:value-type="float" office:value="-0.532445923460899" calcext:value-type="float">
            <text:p>-0.532445923460899</text:p>
          </table:table-cell>
          <table:table-cell table:formula="of:=[.E11]*10/[.F11]" office:value-type="float" office:value="1.37271214642263" calcext:value-type="float">
            <text:p>1.37271214642263</text:p>
          </table:table-cell>
          <table:table-cell table:formula="of:=SUM([.G11:.I11])" office:value-type="float" office:value="33.8685524126456" calcext:value-type="float">
            <text:p>33.8685524126456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---|-X-|---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 moves next, after X moved to middle: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502" calcext:value-type="float">
            <text:p>12502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595" calcext:value-type="float">
            <text:p>595</text:p>
          </table:table-cell>
          <table:table-cell table:formula="of:=SUM([.C15:.E15])" office:value-type="float" office:value="13761" calcext:value-type="float">
            <text:p>13761</text:p>
          </table:table-cell>
          <table:table-cell table:formula="of:=[.D15]*100/[.F15]" office:value-type="float" office:value="4.8252307245113" calcext:value-type="float">
            <text:p>4.8252307245113</text:p>
          </table:table-cell>
          <table:table-cell table:formula="of:=-1*[.D15]/[.F15]" office:value-type="float" office:value="-0.048252307245113" calcext:value-type="float">
            <text:p>-0.048252307245113</text:p>
          </table:table-cell>
          <table:table-cell table:formula="of:=[.E15]*10/[.F15]" office:value-type="float" office:value="0.432381367633166" calcext:value-type="float">
            <text:p>0.432381367633166</text:p>
          </table:table-cell>
          <table:table-cell table:formula="of:=SUM([.G15:.I15])" office:value-type="float" office:value="5.20935978489935" calcext:value-type="float">
            <text:p>5.20935978489935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21014" calcext:value-type="float">
            <text:p>21014</text:p>
          </table:table-cell>
          <table:table-cell table:style-name="ce1" office:value-type="float" office:value="2574" calcext:value-type="float">
            <text:p>2574</text:p>
          </table:table-cell>
          <table:table-cell table:style-name="ce1" office:value-type="float" office:value="6730" calcext:value-type="float">
            <text:p>6730</text:p>
          </table:table-cell>
          <table:table-cell table:formula="of:=SUM([.C16:.E16])" office:value-type="float" office:value="30318" calcext:value-type="float">
            <text:p>30318</text:p>
          </table:table-cell>
          <table:table-cell table:formula="of:=[.D16]*100/[.F16]" office:value-type="float" office:value="8.49000593706709" calcext:value-type="float">
            <text:p>8.49000593706709</text:p>
          </table:table-cell>
          <table:table-cell table:formula="of:=-1*[.D16]/[.F16]" office:value-type="float" office:value="-0.0849000593706709" calcext:value-type="float">
            <text:p>-0.084900059370671</text:p>
          </table:table-cell>
          <table:table-cell table:formula="of:=[.E16]*10/[.F16]" office:value-type="float" office:value="2.21980341711195" calcext:value-type="float">
            <text:p>2.21980341711195</text:p>
          </table:table-cell>
          <table:table-cell table:formula="of:=SUM([.G16:.I16])" office:value-type="float" office:value="10.6249092948084" calcext:value-type="float">
            <text:p>10.6249092948084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style-name="ce1" office:value-type="float" office:value="67866" calcext:value-type="float">
            <text:p>67866</text:p>
          </table:table-cell>
          <table:table-cell table:style-name="ce1" office:value-type="float" office:value="8622" calcext:value-type="float">
            <text:p>8622</text:p>
          </table:table-cell>
          <table:table-cell table:style-name="ce1" office:value-type="float" office:value="35873" calcext:value-type="float">
            <text:p>35873</text:p>
          </table:table-cell>
          <table:table-cell table:formula="of:=SUM([.C17:.E17])" office:value-type="float" office:value="112361" calcext:value-type="float">
            <text:p>112361</text:p>
          </table:table-cell>
          <table:table-cell table:formula="of:=[.D17]*100/[.F17]" office:value-type="float" office:value="7.67348101209494" calcext:value-type="float">
            <text:p>7.67348101209494</text:p>
          </table:table-cell>
          <table:table-cell table:formula="of:=-1*[.D17]/[.F17]" office:value-type="float" office:value="-0.0767348101209494" calcext:value-type="float">
            <text:p>-0.07673481012095</text:p>
          </table:table-cell>
          <table:table-cell table:formula="of:=[.E17]*10/[.F17]" office:value-type="float" office:value="3.19265581473999" calcext:value-type="float">
            <text:p>3.19265581473999</text:p>
          </table:table-cell>
          <table:table-cell table:formula="of:=SUM([.G17:.I17])" office:value-type="float" office:value="10.789402016714" calcext:value-type="float">
            <text:p>10.7894020167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1060" calcext:value-type="float">
            <text:p>21060</text:p>
          </table:table-cell>
          <table:table-cell table:style-name="ce1" office:value-type="float" office:value="2616" calcext:value-type="float">
            <text:p>2616</text:p>
          </table:table-cell>
          <table:table-cell table:style-name="ce1" office:value-type="float" office:value="5856" calcext:value-type="float">
            <text:p>5856</text:p>
          </table:table-cell>
          <table:table-cell table:formula="of:=SUM([.C18:.E18])" office:value-type="float" office:value="29532" calcext:value-type="float">
            <text:p>29532</text:p>
          </table:table-cell>
          <table:table-cell table:formula="of:=[.D18]*100/[.F18]" office:value-type="float" office:value="8.85818772856562" calcext:value-type="float">
            <text:p>8.85818772856562</text:p>
          </table:table-cell>
          <table:table-cell table:formula="of:=-1*[.D18]/[.F18]" office:value-type="float" office:value="-0.0885818772856562" calcext:value-type="float">
            <text:p>-0.088581877285656</text:p>
          </table:table-cell>
          <table:table-cell table:formula="of:=[.E18]*10/[.F18]" office:value-type="float" office:value="1.98293376676148" calcext:value-type="float">
            <text:p>1.98293376676148</text:p>
          </table:table-cell>
          <table:table-cell table:formula="of:=SUM([.G18:.I18])" office:value-type="float" office:value="10.7525396180414" calcext:value-type="float">
            <text:p>10.752539618041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1994" calcext:value-type="float">
            <text:p>11994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9" calcext:value-type="float">
            <text:p>589</text:p>
          </table:table-cell>
          <table:table-cell table:formula="of:=SUM([.C19:.E19])" office:value-type="float" office:value="13163" calcext:value-type="float">
            <text:p>13163</text:p>
          </table:table-cell>
          <table:table-cell table:formula="of:=[.D19]*100/[.F19]" office:value-type="float" office:value="4.40629035934058" calcext:value-type="float">
            <text:p>4.40629035934058</text:p>
          </table:table-cell>
          <table:table-cell table:formula="of:=-1*[.D19]/[.F19]" office:value-type="float" office:value="-0.0440629035934058" calcext:value-type="float">
            <text:p>-0.044062903593406</text:p>
          </table:table-cell>
          <table:table-cell table:formula="of:=[.E19]*10/[.F19]" office:value-type="float" office:value="0.447466383043379" calcext:value-type="float">
            <text:p>0.447466383043379</text:p>
          </table:table-cell>
          <table:table-cell table:formula="of:=SUM([.G19:.I19])" office:value-type="float" office:value="4.80969383879055" calcext:value-type="float">
            <text:p>4.809693838790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11850" calcext:value-type="float">
            <text:p>11850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82" calcext:value-type="float">
            <text:p>582</text:p>
          </table:table-cell>
          <table:table-cell table:formula="of:=SUM([.C20:.E20])" office:value-type="float" office:value="13024" calcext:value-type="float">
            <text:p>13024</text:p>
          </table:table-cell>
          <table:table-cell table:formula="of:=[.D20]*100/[.F20]" office:value-type="float" office:value="4.54545454545455" calcext:value-type="float">
            <text:p>4.54545454545455</text:p>
          </table:table-cell>
          <table:table-cell table:formula="of:=-1*[.D20]/[.F20]" office:value-type="float" office:value="-0.0454545454545455" calcext:value-type="float">
            <text:p>-0.045454545454546</text:p>
          </table:table-cell>
          <table:table-cell table:formula="of:=[.E20]*10/[.F20]" office:value-type="float" office:value="0.446867321867322" calcext:value-type="float">
            <text:p>0.446867321867322</text:p>
          </table:table-cell>
          <table:table-cell table:formula="of:=SUM([.G20:.I20])" office:value-type="float" office:value="4.94686732186732" calcext:value-type="float">
            <text:p>4.946867321867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26920" calcext:value-type="float">
            <text:p>26920</text:p>
          </table:table-cell>
          <table:table-cell table:style-name="ce1" office:value-type="float" office:value="3712" calcext:value-type="float">
            <text:p>3712</text:p>
          </table:table-cell>
          <table:table-cell table:style-name="ce1" office:value-type="float" office:value="9333" calcext:value-type="float">
            <text:p>9333</text:p>
          </table:table-cell>
          <table:table-cell table:formula="of:=SUM([.C21:.E21])" office:value-type="float" office:value="39965" calcext:value-type="float">
            <text:p>39965</text:p>
          </table:table-cell>
          <table:table-cell table:formula="of:=[.D21]*100/[.F21]" office:value-type="float" office:value="9.28812711122232" calcext:value-type="float">
            <text:p>9.28812711122232</text:p>
          </table:table-cell>
          <table:table-cell table:formula="of:=-1*[.D21]/[.F21]" office:value-type="float" office:value="-0.0928812711122232" calcext:value-type="float">
            <text:p>-0.092881271112223</text:p>
          </table:table-cell>
          <table:table-cell table:formula="of:=[.E21]*10/[.F21]" office:value-type="float" office:value="2.335293381709" calcext:value-type="float">
            <text:p>2.335293381709</text:p>
          </table:table-cell>
          <table:table-cell table:formula="of:=SUM([.G21:.I21])" office:value-type="float" office:value="11.5305392218191" calcext:value-type="float">
            <text:p>11.5305392218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" office:value-type="float" office:value="12096" calcext:value-type="float">
            <text:p>12096</text:p>
          </table:table-cell>
          <table:table-cell table:style-name="ce1" office:value-type="float" office:value="668" calcext:value-type="float">
            <text:p>668</text:p>
          </table:table-cell>
          <table:table-cell table:style-name="ce1" office:value-type="float" office:value="603" calcext:value-type="float">
            <text:p>603</text:p>
          </table:table-cell>
          <table:table-cell table:formula="of:=SUM([.C22:.E22])" office:value-type="float" office:value="13367" calcext:value-type="float">
            <text:p>13367</text:p>
          </table:table-cell>
          <table:table-cell table:formula="of:=[.D22]*100/[.F22]" office:value-type="float" office:value="4.99738161143114" calcext:value-type="float">
            <text:p>4.99738161143114</text:p>
          </table:table-cell>
          <table:table-cell table:formula="of:=-1*[.D22]/[.F22]" office:value-type="float" office:value="-0.0499738161143114" calcext:value-type="float">
            <text:p>-0.049973816114311</text:p>
          </table:table-cell>
          <table:table-cell table:formula="of:=[.E22]*10/[.F22]" office:value-type="float" office:value="0.451110944864218" calcext:value-type="float">
            <text:p>0.451110944864218</text:p>
          </table:table-cell>
          <table:table-cell table:formula="of:=SUM([.G22:.I22])" office:value-type="float" office:value="5.39851874018104" calcext:value-type="float">
            <text:p>5.39851874018104</text:p>
          </table:table-cell>
        </table:table-row>
        <table:table-row table:style-name="ro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OX-|-X-|O--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 moves next, does it know how to prevent an instant win by O?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104" calcext:value-type="float">
            <text:p>710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6:.E26])" office:value-type="float" office:value="7104" calcext:value-type="float">
            <text:p>7104</text:p>
          </table:table-cell>
          <table:table-cell table:formula="of:=[.C26]*100/[.F26]" office:value-type="float" office:value="100" calcext:value-type="float">
            <text:p>100</text:p>
          </table:table-cell>
          <table:table-cell table:formula="of:=-1*[.D26]/[.F26]" office:value-type="float" office:value="-0" calcext:value-type="float">
            <text:p>0</text:p>
          </table:table-cell>
          <table:table-cell table:formula="of:=[.E26]*10/[.F26]" office:value-type="float" office:value="0" calcext:value-type="float">
            <text:p>0</text:p>
          </table:table-cell>
          <table:table-cell table:formula="of:=SUM([.G26:.I26])"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27:.E27])" office:value-type="float" office:value="48" calcext:value-type="float">
            <text:p>48</text:p>
          </table:table-cell>
          <table:table-cell table:formula="of:=[.C27]*100/[.F27]" office:value-type="float" office:value="0" calcext:value-type="float">
            <text:p>0</text:p>
          </table:table-cell>
          <table:table-cell table:formula="of:=-1*[.D27]/[.F27]" office:value-type="float" office:value="-1" calcext:value-type="float">
            <text:p>-1</text:p>
          </table:table-cell>
          <table:table-cell table:formula="of:=[.E27]*10/[.F27]" office:value-type="float" office:value="0" calcext:value-type="float">
            <text:p>0</text:p>
          </table:table-cell>
          <table:table-cell table:formula="of:=SUM([.G27:.I27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UM([.C28:.E28])" office:value-type="float" office:value="24" calcext:value-type="float">
            <text:p>24</text:p>
          </table:table-cell>
          <table:table-cell table:formula="of:=[.C28]*100/[.F28]" office:value-type="float" office:value="66.6666666666667" calcext:value-type="float">
            <text:p>66.6666666666667</text:p>
          </table:table-cell>
          <table:table-cell table:formula="of:=-1*[.D28]/[.F28]" office:value-type="float" office:value="-0.333333333333333" calcext:value-type="float">
            <text:p>-0.333333333333333</text:p>
          </table:table-cell>
          <table:table-cell table:formula="of:=[.E28]*10/[.F28]" office:value-type="float" office:value="0" calcext:value-type="float">
            <text:p>0</text:p>
          </table:table-cell>
          <table:table-cell table:formula="of:=SUM([.G28:.I28])" office:value-type="float" office:value="66.3333333333333" calcext:value-type="float">
            <text:p>66.33333333333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4" calcext:value-type="float">
            <text:p>22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C29:.E29])" office:value-type="float" office:value="226" calcext:value-type="float">
            <text:p>226</text:p>
          </table:table-cell>
          <table:table-cell table:formula="of:=[.C29]*100/[.F29]" office:value-type="float" office:value="99.1150442477876" calcext:value-type="float">
            <text:p>99.1150442477876</text:p>
          </table:table-cell>
          <table:table-cell table:formula="of:=-1*[.D29]/[.F29]" office:value-type="float" office:value="-0" calcext:value-type="float">
            <text:p>0</text:p>
          </table:table-cell>
          <table:table-cell table:formula="of:=[.E29]*10/[.F29]" office:value-type="float" office:value="0.0884955752212389" calcext:value-type="float">
            <text:p>0.088495575221239</text:p>
          </table:table-cell>
          <table:table-cell table:formula="of:=SUM([.G29:.I29])" office:value-type="float" office:value="99.2035398230088" calcext:value-type="float">
            <text:p>99.2035398230088</text:p>
          </table:table-cell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SUM([.C30:.E30])" office:value-type="float" office:value="56" calcext:value-type="float">
            <text:p>56</text:p>
          </table:table-cell>
          <table:table-cell table:formula="of:=[.C30]*100/[.F30]" office:value-type="float" office:value="0" calcext:value-type="float">
            <text:p>0</text:p>
          </table:table-cell>
          <table:table-cell table:formula="of:=-1*[.D30]/[.F30]" office:value-type="float" office:value="-1" calcext:value-type="float">
            <text:p>-1</text:p>
          </table:table-cell>
          <table:table-cell table:formula="of:=[.E30]*10/[.F30]" office:value-type="float" office:value="0" calcext:value-type="float">
            <text:p>0</text:p>
          </table:table-cell>
          <table:table-cell table:formula="of:=SUM([.G30:.I30])" office:value-type="float" office:value="-1" calcext:value-type="float">
            <text:p>-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1" office:value-type="string" calcext:value-type="string">
            <text:p>model.patterns["XO-|-O-|--X|"] 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X moves next, does it know how to prevent an instant win by O?</text:p>
          </table:table-cell>
          <table:table-cell table:number-columns-repeated="9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SUM([.C35:.E35])" office:value-type="float" office:value="8" calcext:value-type="float">
            <text:p>8</text:p>
          </table:table-cell>
          <table:table-cell table:formula="of:=[.C35]*100/[.F35]" office:value-type="float" office:value="0" calcext:value-type="float">
            <text:p>0</text:p>
          </table:table-cell>
          <table:table-cell table:formula="of:=-1*[.D35]/[.F35]" office:value-type="float" office:value="-0.5" calcext:value-type="float">
            <text:p>-0.5</text:p>
          </table:table-cell>
          <table:table-cell table:formula="of:=[.E35]*10/[.F35]" office:value-type="float" office:value="5" calcext:value-type="float">
            <text:p>5</text:p>
          </table:table-cell>
          <table:table-cell table:formula="of:=SUM([.G35:.I35])" office:value-type="float" office:value="4.5" calcext:value-type="float">
            <text:p>4.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6:.E36])" office:value-type="float" office:value="32" calcext:value-type="float">
            <text:p>32</text:p>
          </table:table-cell>
          <table:table-cell table:formula="of:=[.C36]*100/[.F36]" office:value-type="float" office:value="0" calcext:value-type="float">
            <text:p>0</text:p>
          </table:table-cell>
          <table:table-cell table:formula="of:=-1*[.D36]/[.F36]" office:value-type="float" office:value="-1" calcext:value-type="float">
            <text:p>-1</text:p>
          </table:table-cell>
          <table:table-cell table:formula="of:=[.E36]*10/[.F36]" office:value-type="float" office:value="0" calcext:value-type="float">
            <text:p>0</text:p>
          </table:table-cell>
          <table:table-cell table:formula="of:=SUM([.G36:.I36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7:.E37])" office:value-type="float" office:value="32" calcext:value-type="float">
            <text:p>32</text:p>
          </table:table-cell>
          <table:table-cell table:formula="of:=[.C37]*100/[.F37]" office:value-type="float" office:value="0" calcext:value-type="float">
            <text:p>0</text:p>
          </table:table-cell>
          <table:table-cell table:formula="of:=-1*[.D37]/[.F37]" office:value-type="float" office:value="-1" calcext:value-type="float">
            <text:p>-1</text:p>
          </table:table-cell>
          <table:table-cell table:formula="of:=[.E37]*10/[.F37]" office:value-type="float" office:value="0" calcext:value-type="float">
            <text:p>0</text:p>
          </table:table-cell>
          <table:table-cell table:formula="of:=SUM([.G37:.I37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SUM([.C38:.E38])" office:value-type="float" office:value="16" calcext:value-type="float">
            <text:p>16</text:p>
          </table:table-cell>
          <table:table-cell table:formula="of:=[.C38]*100/[.F38]" office:value-type="float" office:value="0" calcext:value-type="float">
            <text:p>0</text:p>
          </table:table-cell>
          <table:table-cell table:formula="of:=-1*[.D38]/[.F38]" office:value-type="float" office:value="-1" calcext:value-type="float">
            <text:p>-1</text:p>
          </table:table-cell>
          <table:table-cell table:formula="of:=[.E38]*10/[.F38]" office:value-type="float" office:value="0" calcext:value-type="float">
            <text:p>0</text:p>
          </table:table-cell>
          <table:table-cell table:formula="of:=SUM([.G38:.I38])" office:value-type="float" office:value="-1" calcext:value-type="float">
            <text:p>-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C39:.E39])" office:value-type="float" office:value="32" calcext:value-type="float">
            <text:p>32</text:p>
          </table:table-cell>
          <table:table-cell table:formula="of:=[.C39]*100/[.F39]" office:value-type="float" office:value="0" calcext:value-type="float">
            <text:p>0</text:p>
          </table:table-cell>
          <table:table-cell table:formula="of:=-1*[.D39]/[.F39]" office:value-type="float" office:value="-1" calcext:value-type="float">
            <text:p>-1</text:p>
          </table:table-cell>
          <table:table-cell table:formula="of:=[.E39]*10/[.F39]" office:value-type="float" office:value="0" calcext:value-type="float">
            <text:p>0</text:p>
          </table:table-cell>
          <table:table-cell table:formula="of:=SUM([.G39:.I39])" office:value-type="float" office:value="-1" calcext:value-type="float">
            <text:p>-1</text:p>
          </table:table-cell>
        </table:table-row>
        <table:table-row table:style-name="ro2" table:number-rows-repeated="2">
          <table:table-cell table:number-columns-repeated="10"/>
        </table:table-row>
        <table:table-row table:style-name="ro1">
          <table:table-cell table:style-name="ce4" office:value-type="string" calcext:value-type="string">
            <text:p>model.patterns["X--|OX-|---|"]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O moves next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21" calcext:value-type="float">
            <text:p>21</text:p>
          </table:table-cell>
          <table:table-cell table:formula="of:=SUM([.C44:.E44])" office:value-type="float" office:value="131" calcext:value-type="float">
            <text:p>131</text:p>
          </table:table-cell>
          <table:table-cell table:formula="of:=[.D44]*100/[.F44]" office:value-type="float" office:value="9.16030534351145" calcext:value-type="float">
            <text:p>9.16030534351145</text:p>
          </table:table-cell>
          <table:table-cell table:formula="of:=-1*[.D44]/[.F44]" office:value-type="float" office:value="-0.0916030534351145" calcext:value-type="float">
            <text:p>-0.091603053435115</text:p>
          </table:table-cell>
          <table:table-cell table:formula="of:=[.E44]*10/[.F44]" office:value-type="float" office:value="1.6030534351145" calcext:value-type="float">
            <text:p>1.6030534351145</text:p>
          </table:table-cell>
          <table:table-cell table:formula="of:=SUM([.G44:.I44])" office:value-type="float" office:value="10.6717557251908" calcext:value-type="float">
            <text:p>10.67175572519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C45:.E45])" office:value-type="float" office:value="16" calcext:value-type="float">
            <text:p>16</text:p>
          </table:table-cell>
          <table:table-cell table:formula="of:=[.D45]*100/[.F45]" office:value-type="float" office:value="0" calcext:value-type="float">
            <text:p>0</text:p>
          </table:table-cell>
          <table:table-cell table:formula="of:=-1*[.D45]/[.F45]" office:value-type="float" office:value="-0" calcext:value-type="float">
            <text:p>0</text:p>
          </table:table-cell>
          <table:table-cell table:formula="of:=[.E45]*10/[.F45]" office:value-type="float" office:value="0" calcext:value-type="float">
            <text:p>0</text:p>
          </table:table-cell>
          <table:table-cell table:formula="of:=SUM([.G45:.I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formula="of:=SUM([.C46:.E46])" office:value-type="float" office:value="8" calcext:value-type="float">
            <text:p>8</text:p>
          </table:table-cell>
          <table:table-cell table:formula="of:=[.D46]*100/[.F46]" office:value-type="float" office:value="0" calcext:value-type="float">
            <text:p>0</text:p>
          </table:table-cell>
          <table:table-cell table:formula="of:=-1*[.D46]/[.F46]" office:value-type="float" office:value="-0" calcext:value-type="float">
            <text:p>0</text:p>
          </table:table-cell>
          <table:table-cell table:formula="of:=[.E46]*10/[.F46]" office:value-type="float" office:value="0" calcext:value-type="float">
            <text:p>0</text:p>
          </table:table-cell>
          <table:table-cell table:formula="of:=SUM([.G46:.I46])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</table:table-row>
        <table:table-row table:style-name="ro1">
          <table:table-cell table:style-name="ce1" office:value-type="string" calcext:value-type="string">
            <text:p>model.patterns["X--|-XO|---|"]</text:p>
          </table:table-cell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office:value-type="string" calcext:value-type="string">
            <text:p>O moves next</text:p>
          </table:table-cell>
          <table:table-cell/>
          <table:table-cell table:style-name="ce1" table:number-columns-repeated="3"/>
          <table:table-cell table:number-columns-repeated="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4" calcext:value-type="float">
            <text:p>4</text:p>
          </table:table-cell>
          <table:table-cell table:formula="of:=SUM([.C50:.E50])" office:value-type="float" office:value="316" calcext:value-type="float">
            <text:p>316</text:p>
          </table:table-cell>
          <table:table-cell table:formula="of:=[.D50]*100/[.F50]" office:value-type="float" office:value="46.8354430379747" calcext:value-type="float">
            <text:p>46.8354430379747</text:p>
          </table:table-cell>
          <table:table-cell table:formula="of:=-1*[.D50]/[.F50]" office:value-type="float" office:value="-0.468354430379747" calcext:value-type="float">
            <text:p>-0.468354430379747</text:p>
          </table:table-cell>
          <table:table-cell table:formula="of:=[.E50]*10/[.F50]" office:value-type="float" office:value="0.126582278481013" calcext:value-type="float">
            <text:p>0.126582278481013</text:p>
          </table:table-cell>
          <table:table-cell table:formula="of:=SUM([.G50:.I50])" office:value-type="float" office:value="46.493670886076" calcext:value-type="float">
            <text:p>46.493670886076</text:p>
          </table:table-cell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21:53:47.73674623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2:24:02.280221285</meta:creation-date>
    <dc:date>2018-04-11T20:58:18.536567970</dc:date>
    <meta:editing-duration>P8DT2H4M3S</meta:editing-duration>
    <meta:editing-cycles>14</meta:editing-cycles>
    <meta:generator>LibreOffice/5.4.6.2$Linux_X86_64 LibreOffice_project/40$Build-2</meta:generator>
    <meta:document-statistic meta:table-count="1" meta:cell-count="330" meta:object-count="0"/>
  </office:meta>
</office:document-meta>
</file>